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fc4" officeooo:paragraph-rsid="00160fc4"/>
    </style:style>
    <style:style style:name="P2" style:family="paragraph" style:parent-style-name="Standard">
      <style:text-properties officeooo:paragraph-rsid="00160fc4"/>
    </style:style>
    <style:style style:name="P3" style:family="paragraph" style:parent-style-name="Standard">
      <style:text-properties officeooo:paragraph-rsid="001ada49"/>
    </style:style>
    <style:style style:name="P4" style:family="paragraph" style:parent-style-name="Standard">
      <style:text-properties officeooo:paragraph-rsid="001bcb58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1bcb58" officeooo:paragraph-rsid="001bcb58"/>
    </style:style>
    <style:style style:name="P6" style:family="paragraph" style:parent-style-name="Text_20_body">
      <style:text-properties officeooo:paragraph-rsid="001376e2"/>
    </style:style>
    <style:style style:name="T1" style:family="text">
      <style:text-properties officeooo:rsid="001376e2"/>
    </style:style>
    <style:style style:name="T2" style:family="text">
      <style:text-properties officeooo:rsid="00160fc4"/>
    </style:style>
    <style:style style:name="T3" style:family="text">
      <style:text-properties fo:font-weight="bold"/>
    </style:style>
    <style:style style:name="T4" style:family="text">
      <style:text-properties officeooo:rsid="001ada49"/>
    </style:style>
    <style:style style:name="T5" style:family="text">
      <style:text-properties officeooo:rsid="001bcb58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1">1. what is oops?</text:span></text:span></text:p>
      <text:p text:style-name="Text_20_body"><text:span text:style-name="Emphasis"><text:span text:style-name="Strong_20_Emphasis">O</text:span></text:span><text:span text:style-name="Emphasis">bject-</text:span><text:span text:style-name="Emphasis"><text:span text:style-name="Strong_20_Emphasis">o</text:span></text:span><text:span text:style-name="Emphasis">riented </text:span><text:span text:style-name="Emphasis"><text:span text:style-name="Strong_20_Emphasis">p</text:span></text:span><text:span text:style-name="Emphasis">rogramming</text:span> (<text:span text:style-name="Strong_20_Emphasis">OOP</text:span>) refers to a type of computer programming (software design) in which <text:a xlink:type="simple" xlink:href="http://www.webopedia.com/TERM/P/programmer.html" text:style-name="Internet_20_link" text:visited-style-name="Visited_20_Internet_20_Link">programmers</text:a> define not only the <text:a xlink:type="simple" xlink:href="http://www.webopedia.com/TERM/D/data_type.html" text:style-name="Internet_20_link" text:visited-style-name="Visited_20_Internet_20_Link">data type</text:a> of a <text:a xlink:type="simple" xlink:href="http://www.webopedia.com/TERM/D/data_structure.html" text:style-name="Internet_20_link" text:visited-style-name="Visited_20_Internet_20_Link">data structure</text:a>, but also the types of operations (<text:a xlink:type="simple" xlink:href="http://www.webopedia.com/TERM/F/function.html" text:style-name="Internet_20_link" text:visited-style-name="Visited_20_Internet_20_Link">functions</text:a>) that can be applied to the data structure.</text:p>
      <text:p text:style-name="Text_20_body">In this way, the data structure becomes an <text:a xlink:type="simple" xlink:href="http://www.webopedia.com/TERM/O/object.html" text:style-name="Internet_20_link" text:visited-style-name="Visited_20_Internet_20_Link">object</text:a> that includes both <text:a xlink:type="simple" xlink:href="http://www.webopedia.com/TERM/D/data.html" text:style-name="Internet_20_link" text:visited-style-name="Visited_20_Internet_20_Link">data</text:a> and functions. In addition, programmers can create relationships between one object and another. For example, objects can inherit characteristics from other objects.</text:p>
      <text:p text:style-name="Standard"/>
      <text:p text:style-name="Standard"/>
      <text:p text:style-name="P1">2. what is class?</text:p>
      <text:p text:style-name="P1"><text:span text:style-name="T3">Class</text:span> − A user-defined prototype for an object that defines a set of attributes that characterize any object of the class. The attributes are data members (class variables and instance variables) and methods, accessed via dot notation.</text:p>
      <text:p text:style-name="P1"/>
      <text:p text:style-name="P2"><text:span text:style-name="T2">3. </text:span><text:span text:style-name="T3">Function overloading</text:span> − The assignment of more than one behavior to a particular function. The operation performed varies by the types of objects or arguments involved</text:p>
      <text:p text:style-name="P2"><text:span text:style-name="T2">4.</text:span><text:span text:style-name="T3">Inheritance</text:span> − The transfer of the characteristics of a class to other classes that are derived from it.</text:p>
      <text:p text:style-name="P3"><text:span text:style-name="T4">5.</text:span><text:span text:style-name="T3">Instance</text:span> − An individual object of a certain class. An object obj that belongs to a class Circle, for example, is an instance of the class Circle.</text:p>
      <text:p text:style-name="P4"><text:span text:style-name="T5">6.</text:span><text:span text:style-name="T3">Method</text:span> − A special kind of function that is defined in a class definition.</text:p>
      <text:p text:style-name="P4"><text:span text:style-name="T5">7.</text:span><text:span text:style-name="T3">Object</text:span> − A unique instance of a data structure that's defined by its class. An object comprises both data members (class variables and instance variables) and methods.</text:p>
      <text:p text:style-name="P4"><text:span text:style-name="T5">8.</text:span><text:span text:style-name="T3">Instantiation</text:span> − The creation of an instance of a clas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2:20:50.327654091</meta:creation-date>
    <meta:generator>LibreOffice/5.1.6.2$Linux_X86_64 LibreOffice_project/10m0$Build-2</meta:generator>
    <dc:date>2017-10-25T12:23:53.675866040</dc:date>
    <meta:editing-duration>PT3M1S</meta:editing-duration>
    <meta:editing-cycles>4</meta:editing-cycles>
    <meta:document-statistic meta:table-count="0" meta:image-count="0" meta:object-count="0" meta:page-count="1" meta:paragraph-count="11" meta:word-count="243" meta:character-count="1483" meta:non-whitespace-character-count="1251"/>
  </office:meta>
</office:document-meta>
</file>